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color="#70AD47"/>
    </style:style>
    <style:style style:name="T41" style:parent-style-name="DefaultParagraphFont" style:family="text">
      <style:text-properties fo:color="#70AD47"/>
    </style:style>
    <style:style style:name="P42" style:parent-style-name="Standard" style:family="paragraph">
      <style:paragraph-properties fo:text-align="justify" fo:margin-top="0.1666in" fo:line-height="100%"/>
    </style:style>
    <style:style style:name="P43" style:parent-style-name="Standard" style:family="paragraph">
      <style:paragraph-properties fo:text-align="justify" fo:margin-top="0.1666in" fo:line-height="100%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text-align="justify" fo:margin-top="0.1666in" fo:line-height="100%"/>
    </style:style>
    <style:style style:name="T46" style:parent-style-name="DefaultParagraphFont" style:family="text">
      <style:text-properties fo:color="#70AD47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text-align="justify" fo:margin-top="0.1666in" fo:line-height="100%"/>
    </style:style>
    <style:style style:name="T49" style:parent-style-name="DefaultParagraphFont" style:family="text">
      <style:text-properties fo:color="#70AD47"/>
    </style:style>
    <style:style style:name="TableCell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text-align="justify" fo:margin-top="0.1666in" fo:line-height="100%"/>
    </style:style>
    <style:style style:name="T52" style:parent-style-name="DefaultParagraphFont" style:family="text">
      <style:text-properties fo:color="#70AD47"/>
    </style:style>
    <style:style style:name="TableCell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text-align="justify" fo:margin-top="0.1666in" fo:line-height="100%"/>
    </style:style>
    <style:style style:name="P55" style:parent-style-name="Standard" style:family="paragraph">
      <style:paragraph-properties fo:text-align="justify" fo:margin-top="0.1666in" fo:line-height="100%"/>
    </style:style>
    <style:style style:name="P56" style:parent-style-name="Standard" style:family="paragraph">
      <style:paragraph-properties fo:text-align="justify" fo:margin-top="0.1666in" fo:line-height="100%"/>
    </style:style>
    <style:style style:name="T57" style:parent-style-name="DefaultParagraphFont" style:family="text">
      <style:text-properties fo:color="#70AD47"/>
    </style:style>
    <style:style style:name="TableCell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text-align="justify" fo:margin-top="0.1666in" fo:line-height="100%"/>
    </style:style>
    <style:style style:name="T60" style:parent-style-name="DefaultParagraphFont" style:family="text">
      <style:text-properties fo:color="#70AD47"/>
    </style:style>
    <style:style style:name="P61" style:parent-style-name="Standard" style:family="paragraph">
      <style:paragraph-properties fo:text-align="justify" fo:margin-top="0.1666in" fo:line-height="100%"/>
    </style:style>
    <style:style style:name="P62" style:parent-style-name="Standard" style:family="paragraph">
      <style:paragraph-properties fo:text-align="justify" fo:margin-top="0.1666in" fo:line-height="100%"/>
    </style:style>
    <style:style style:name="T63" style:parent-style-name="DefaultParagraphFont" style:family="text">
      <style:text-properties fo:color="#70AD47"/>
    </style:style>
    <style:style style:name="TableRow64" style:family="table-row">
      <style:table-row-properties style:min-row-height="2.7326in" style:use-optimal-row-height="false"/>
    </style:style>
    <style:style style:name="TableCell6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text-align="center" fo:margin-top="0.1666in" fo:line-height="100%"/>
    </style:style>
    <style:style style:name="T67" style:parent-style-name="DefaultParagraphFont" style:family="text">
      <style:text-properties fo:font-weight="bold" style:font-weight-asian="bold"/>
    </style:style>
    <style:style style:name="TableCell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text-align="justify" fo:margin-top="0.1666in" fo:line-height="100%"/>
    </style:style>
    <style:style style:name="T70" style:parent-style-name="DefaultParagraphFont" style:family="text">
      <style:text-properties fo:color="#70AD47"/>
    </style:style>
    <style:style style:name="T71" style:parent-style-name="DefaultParagraphFont" style:family="text">
      <style:text-properties fo:color="#70AD47"/>
    </style:style>
    <style:style style:name="TableCell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justify" fo:margin-top="0.1666in" fo:line-height="100%"/>
    </style:style>
    <style:style style:name="T74" style:parent-style-name="DefaultParagraphFont" style:family="text">
      <style:text-properties fo:color="#70AD47"/>
    </style:style>
    <style:style style:name="T75" style:parent-style-name="DefaultParagraphFont" style:family="text">
      <style:text-properties fo:color="#70AD47"/>
    </style:style>
    <style:style style:name="T76" style:parent-style-name="DefaultParagraphFont" style:family="text">
      <style:text-properties fo:color="#70AD47"/>
    </style:style>
    <style:style style:name="TableCell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text-align="justify" fo:margin-top="0.1666in" fo:line-height="100%"/>
    </style:style>
    <style:style style:name="T79" style:parent-style-name="DefaultParagraphFont" style:family="text">
      <style:text-properties fo:color="#70AD47"/>
    </style:style>
    <style:style style:name="T80" style:parent-style-name="DefaultParagraphFont" style:family="text">
      <style:text-properties fo:color="#70AD47"/>
    </style:style>
    <style:style style:name="TableCell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text-align="justify" fo:margin-top="0.1666in" fo:line-height="100%"/>
    </style:style>
    <style:style style:name="TableCell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justify" fo:margin-top="0.1666in" fo:line-height="100%"/>
    </style:style>
    <style:style style:name="T85" style:parent-style-name="DefaultParagraphFont" style:family="text">
      <style:text-properties fo:color="#70AD47"/>
    </style:style>
    <style:style style:name="P86" style:parent-style-name="Standard" style:family="paragraph">
      <style:paragraph-properties fo:text-align="justify" fo:margin-top="0.1666in" fo:line-height="100%"/>
    </style:style>
    <style:style style:name="P87" style:parent-style-name="Standard" style:family="paragraph">
      <style:paragraph-properties fo:text-align="justify" fo:margin-top="0.1666in" fo:line-height="100%"/>
    </style:style>
    <style:style style:name="T88" style:parent-style-name="DefaultParagraphFont" style:family="text">
      <style:text-properties fo:color="#70AD47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</style:style>
    <style:style style:name="P91" style:parent-style-name="Standard" style:family="paragraph">
      <style:paragraph-properties fo:text-align="justify" fo:margin-top="0.1666in" fo:line-height="100%"/>
    </style:style>
    <style:style style:name="TableRow92" style:family="table-row">
      <style:table-row-properties style:min-row-height="1.0868in" style:use-optimal-row-height="false"/>
    </style:style>
    <style:style style:name="TableCell93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center" fo:margin-top="0.1666in" fo:line-height="100%"/>
    </style:style>
    <style:style style:name="T95" style:parent-style-name="DefaultParagraphFont" style:family="text">
      <style:text-properties fo:font-weight="bold" style:font-weight-asian="bold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margin-top="0.1666in" fo:line-height="100%"/>
    </style:style>
    <style:style style:name="T98" style:parent-style-name="DefaultParagraphFont" style:family="text">
      <style:text-properties fo:color="#70AD47"/>
    </style:style>
    <style:style style:name="T99" style:parent-style-name="DefaultParagraphFont" style:family="text">
      <style:text-properties fo:color="#70AD47"/>
    </style:style>
    <style:style style:name="TableCell1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justify" fo:margin-top="0.1666in" fo:line-height="100%"/>
    </style:style>
    <style:style style:name="TableCell1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text-align="justify" fo:margin-top="0.1666in" fo:line-height="100%"/>
    </style:style>
    <style:style style:name="TableCell1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text-align="justify" fo:margin-top="0.1666in" fo:line-height="100%"/>
    </style:style>
    <style:style style:name="T106" style:parent-style-name="DefaultParagraphFont" style:family="text">
      <style:text-properties fo:color="#70AD47"/>
    </style:style>
    <style:style style:name="T107" style:parent-style-name="DefaultParagraphFont" style:family="text">
      <style:text-properties fo:color="#70AD47"/>
    </style:style>
    <style:style style:name="T108" style:parent-style-name="DefaultParagraphFont" style:family="text">
      <style:text-properties fo:color="#70AD47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justify" fo:margin-top="0.1666in" fo:line-height="100%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justify" fo:margin-top="0.1666in" fo:line-height="100%"/>
    </style:style>
    <style:style style:name="T113" style:parent-style-name="DefaultParagraphFont" style:family="text">
      <style:text-properties fo:color="#70AD47"/>
    </style:style>
    <style:style style:name="TableRow114" style:family="table-row">
      <style:table-row-properties style:min-row-height="1.2743in" style:use-optimal-row-height="false"/>
    </style:style>
    <style:style style:name="TableCell11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center" fo:margin-top="0.1666in" fo:line-height="100%"/>
    </style:style>
    <style:style style:name="T117" style:parent-style-name="DefaultParagraphFont" style:family="text">
      <style:text-properties fo:font-weight="bold" style:font-weight-asian="bold"/>
    </style:style>
    <style:style style:name="TableCell11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text-align="justify" fo:margin-top="0.1666in" fo:line-height="100%"/>
    </style:style>
    <style:style style:name="TableCell12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text-align="justify" fo:margin-top="0.1666in" fo:line-height="100%"/>
    </style:style>
    <style:style style:name="T122" style:parent-style-name="DefaultParagraphFont" style:family="text">
      <style:text-properties fo:color="#70AD47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justify" fo:margin-top="0.1666in" fo:line-height="100%"/>
    </style:style>
    <style:style style:name="TableCell1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justify" fo:margin-top="0.1666in" fo:line-height="100%"/>
    </style:style>
    <style:style style:name="T127" style:parent-style-name="DefaultParagraphFont" style:family="text">
      <style:text-properties fo:color="#70AD47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justify" fo:margin-top="0.1666in" fo:line-height="100%"/>
    </style:style>
    <style:style style:name="T130" style:parent-style-name="DefaultParagraphFont" style:family="text">
      <style:text-properties fo:color="#70AD47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justify" fo:margin-top="0.1666in" fo:line-height="100%"/>
    </style:style>
    <style:style style:name="TableRow133" style:family="table-row">
      <style:table-row-properties style:min-row-height="0.8993in" style:use-optimal-row-height="false"/>
    </style:style>
    <style:style style:name="TableCell13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center" fo:margin-top="0.1666in" fo:line-height="100%"/>
    </style:style>
    <style:style style:name="T136" style:parent-style-name="DefaultParagraphFont" style:family="text">
      <style:text-properties fo:font-weight="bold" style:font-weight-asian="bold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justify" fo:margin-top="0.1666in" fo:line-height="100%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text-align="justify" fo:margin-top="0.1666in" fo:line-height="100%"/>
    </style:style>
    <style:style style:name="TableCell1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text-align="justify" fo:margin-top="0.1666in" fo:line-height="100%"/>
    </style:style>
    <style:style style:name="T143" style:parent-style-name="DefaultParagraphFont" style:family="text">
      <style:text-properties fo:color="#70AD47"/>
    </style:style>
    <style:style style:name="T144" style:parent-style-name="DefaultParagraphFont" style:family="text">
      <style:text-properties fo:color="#70AD47"/>
    </style:style>
    <style:style style:name="TableCell1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text-align="justify" fo:margin-top="0.1666in" fo:line-height="100%"/>
    </style:style>
    <style:style style:name="TableCell1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text-align="justify" fo:margin-top="0.1666in" fo:line-height="100%"/>
    </style:style>
    <style:style style:name="T149" style:parent-style-name="DefaultParagraphFont" style:family="text">
      <style:text-properties fo:color="#70AD47"/>
    </style:style>
    <style:style style:name="T150" style:parent-style-name="DefaultParagraphFont" style:family="text">
      <style:text-properties fo:color="#70AD47"/>
    </style:style>
    <style:style style:name="T151" style:parent-style-name="DefaultParagraphFont" style:family="text">
      <style:text-properties fo:color="#70AD47"/>
    </style:style>
    <style:style style:name="TableCell1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justify" fo:margin-top="0.1666in" fo:line-height="100%"/>
    </style:style>
    <style:style style:name="TableRow154" style:family="table-row">
      <style:table-row-properties style:min-row-height="2.2118in" style:use-optimal-row-height="false"/>
    </style:style>
    <style:style style:name="TableCell15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text-align="center" fo:margin-top="0.1666in" fo:line-height="100%"/>
    </style:style>
    <style:style style:name="T157" style:parent-style-name="DefaultParagraphFont" style:family="text">
      <style:text-properties fo:font-weight="bold" style:font-weight-asian="bold"/>
    </style:style>
    <style:style style:name="TableCell1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text-align="justify" fo:margin-top="0.1666in" fo:line-height="100%"/>
    </style:style>
    <style:style style:name="TableCell1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1" style:parent-style-name="Standard" style:family="paragraph">
      <style:paragraph-properties fo:text-align="justify" fo:margin-top="0.1666in" fo:line-height="100%"/>
    </style:style>
    <style:style style:name="TableCell1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text-align="justify" fo:margin-top="0.1666in" fo:line-height="100%"/>
    </style:style>
    <style:style style:name="T164" style:parent-style-name="DefaultParagraphFont" style:family="text">
      <style:text-properties fo:color="#70AD47"/>
    </style:style>
    <style:style style:name="TableCell1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text-align="justify" fo:margin-top="0.1666in" fo:line-height="100%"/>
    </style:style>
    <style:style style:name="T167" style:parent-style-name="DefaultParagraphFont" style:family="text">
      <style:text-properties fo:color="#70AD47"/>
    </style:style>
    <style:style style:name="T168" style:parent-style-name="DefaultParagraphFont" style:family="text">
      <style:text-properties fo:color="#70AD47"/>
    </style:style>
    <style:style style:name="TableCell1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text-align="justify" fo:margin-top="0.1666in" fo:line-height="100%"/>
    </style:style>
    <style:style style:name="TableCell1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text-align="justify" fo:margin-top="0.1666in" fo:line-height="100%"/>
    </style:style>
    <style:style style:name="P173" style:parent-style-name="Standard" style:family="paragraph">
      <style:paragraph-properties fo:text-align="justify" fo:margin-top="0.1666in" fo:margin-bottom="0.1666in" fo:line-height="100%"/>
    </style:style>
    <style:style style:name="P174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<text:span text:style-name="T40">What are the type of goods produced as per WalStore requirements</text:span><text:span text:style-name="T41">?</text:span></text:p>
            <text:p text:style-name="P42"><text:s/></text:p>
            <text:p text:style-name="P43">What are<text:s/>the types of contracts they have?</text:p>
          </table:table-cell>
          <table:table-cell table:style-name="TableCell44">
            <text:p text:style-name="P45"><text:span text:style-name="T46">What is the time taken by warehouse transporter to transport goods</text:span>?</text:p>
          </table:table-cell>
          <table:table-cell table:style-name="TableCell47">
            <text:p text:style-name="P48"><text:span text:style-name="T49">What is the cost of maintaining the goods at warehouse</text:span>?</text:p>
          </table:table-cell>
          <table:table-cell table:style-name="TableCell50">
            <text:p text:style-name="P51"><text:span text:style-name="T52">What is the time taken for goods to be transferred from warehouse to store transporter</text:span>?</text:p>
          </table:table-cell>
          <table:table-cell table:style-name="TableCell53">
            <text:p text:style-name="P54">What is the size of the buffer supply area?</text:p>
            <text:p text:style-name="P55"><text:s/></text:p>
            <text:p text:style-name="P56"><text:span text:style-name="T57">What is the time taken for goods to be replenished from store to supermarket shelves</text:span>?</text:p>
          </table:table-cell>
          <table:table-cell table:style-name="TableCell58">
            <text:p text:style-name="P59"><text:span text:style-name="T60">What is price of a specific product at the store</text:span>?</text:p>
            <text:p text:style-name="P61"><text:s/></text:p>
            <text:p text:style-name="P62"><text:span text:style-name="T63">What is the shelf life of a particular product</text:span>?</text:p>
          </table:table-cell>
        </table:table-row>
        <table:table-row table:style-name="TableRow64">
          <table:table-cell table:style-name="TableCell65">
            <text:p text:style-name="P66"><text:span text:style-name="T67">How?</text:span></text:p>
          </table:table-cell>
          <table:table-cell table:style-name="TableCell68">
            <text:p text:style-name="P69"><text:span text:style-name="T70">How is the supplier able<text:s/></text:span><text:span text:style-name="T71">to procure goods required by the store</text:span>?</text:p>
          </table:table-cell>
          <table:table-cell table:style-name="TableCell72">
            <text:p text:style-name="P73"><text:span text:style-name="T74">How is the<text:s/></text:span><text:span text:style-name="T75">warehouse</text:span><text:span text:style-name="T76"><text:s/>transporter able to transport goods within the required time frame</text:span>?</text:p>
          </table:table-cell>
          <table:table-cell table:style-name="TableCell77">
            <text:p text:style-name="P78"><text:span text:style-name="T79">How big is the warehouse and the place where it is located to be able to serve to the store</text:span><text:span text:style-name="T80"><text:s/>requirements</text:span>?</text:p>
          </table:table-cell>
          <table:table-cell table:style-name="TableCell81">
            <text:p text:style-name="P82">How are the schedules arrived at?</text:p>
          </table:table-cell>
          <table:table-cell table:style-name="TableCell83">
            <text:p text:style-name="P84"><text:span text:style-name="T85">How much time does it takes for the stores to receive goods from warehouse</text:span>?</text:p>
            <text:p text:style-name="P86"><text:s/></text:p>
            <text:p text:style-name="P87"><text:span text:style-name="T88">How are the goods received from warehouse stored in the store before it reaches the supermarket shelves</text:span>?</text:p>
          </table:table-cell>
          <table:table-cell table:style-name="TableCell89">
            <text:p text:style-name="P90">How is the store layout optimized?</text:p>
            <text:p text:style-name="P91"><text:s/></text:p>
          </table:table-cell>
        </table:table-row>
        <text:soft-page-break/>
        <table:table-row table:style-name="TableRow92">
          <table:table-cell table:style-name="TableCell93">
            <text:p text:style-name="P94"><text:span text:style-name="T95">Who?</text:span></text:p>
          </table:table-cell>
          <table:table-cell table:style-name="TableCell96">
            <text:p text:style-name="P97"><text:span text:style-name="T98">Who are the<text:s/></text:span><text:span text:style-name="T99">people from whom goods are procured by suppliers</text:span>?</text:p>
          </table:table-cell>
          <table:table-cell table:style-name="TableCell100">
            <text:p text:style-name="P101">Who are the transporters?</text:p>
          </table:table-cell>
          <table:table-cell table:style-name="TableCell102">
            <text:p text:style-name="P103"><text:s/></text:p>
          </table:table-cell>
          <table:table-cell table:style-name="TableCell104">
            <text:p text:style-name="P105"><text:span text:style-name="T106">Who is in-charge of the<text:s/></text:span><text:span text:style-name="T107">maintaining the</text:span><text:span text:style-name="T108"><text:s/>people records of warehouse to store transporters</text:span>?</text:p>
          </table:table-cell>
          <table:table-cell table:style-name="TableCell109">
            <text:p text:style-name="P110"><text:s/></text:p>
          </table:table-cell>
          <table:table-cell table:style-name="TableCell111">
            <text:p text:style-name="P112"><text:span text:style-name="T113">Who is the concerned person responsible for quality of the products</text:span>?</text:p>
          </table:table-cell>
        </table:table-row>
        <table:table-row table:style-name="TableRow114">
          <table:table-cell table:style-name="TableCell115">
            <text:p text:style-name="P116"><text:span text:style-name="T117">When?</text:span></text:p>
          </table:table-cell>
          <table:table-cell table:style-name="TableCell118">
            <text:p text:style-name="P119"><text:s/></text:p>
          </table:table-cell>
          <table:table-cell table:style-name="TableCell120">
            <text:p text:style-name="P121"><text:span text:style-name="T122">When will the warehouse transporter receives goods from suppliers</text:span>?</text:p>
          </table:table-cell>
          <table:table-cell table:style-name="TableCell123">
            <text:p text:style-name="P124">When do the warehouses receive goods from the transporters?</text:p>
          </table:table-cell>
          <table:table-cell table:style-name="TableCell125">
            <text:p text:style-name="P126"><text:span text:style-name="T127">When will the goods to be transported by the warehouse to store transporter</text:span>?</text:p>
          </table:table-cell>
          <table:table-cell table:style-name="TableCell128">
            <text:p text:style-name="P129"><text:span text:style-name="T130">When will the store require replenishing of goods</text:span>?</text:p>
          </table:table-cell>
          <table:table-cell table:style-name="TableCell131">
            <text:p text:style-name="P132">When do they visit the store?</text:p>
          </table:table-cell>
        </table:table-row>
        <table:table-row table:style-name="TableRow133">
          <table:table-cell table:style-name="TableCell134">
            <text:p text:style-name="P135"><text:span text:style-name="T136">Where?</text:span></text:p>
          </table:table-cell>
          <table:table-cell table:style-name="TableCell137">
            <text:p text:style-name="P138">Where are the suppliers located?</text:p>
          </table:table-cell>
          <table:table-cell table:style-name="TableCell139">
            <text:p text:style-name="P140"><text:s/></text:p>
          </table:table-cell>
          <table:table-cell table:style-name="TableCell141">
            <text:p text:style-name="P142"><text:span text:style-name="T143">Where is the warehouse located and its distance from the store</text:span><text:span text:style-name="T144">?</text:span></text:p>
          </table:table-cell>
          <table:table-cell table:style-name="TableCell145">
            <text:p text:style-name="P146"><text:s/></text:p>
          </table:table-cell>
          <table:table-cell table:style-name="TableCell147">
            <text:p text:style-name="P148"><text:span text:style-name="T149">Where is the store located with regard to</text:span><text:span text:style-name="T150"><text:s/></text:span><text:span text:style-name="T151"><text:s/>its geographic location for it to attract more consumers</text:span>?</text:p>
          </table:table-cell>
          <table:table-cell table:style-name="TableCell152">
            <text:p text:style-name="P153"><text:s/></text:p>
          </table:table-cell>
        </table:table-row>
        <table:table-row table:style-name="TableRow154">
          <table:table-cell table:style-name="TableCell155">
            <text:p text:style-name="P156"><text:span text:style-name="T157">Which?</text:span></text:p>
          </table:table-cell>
          <table:table-cell table:style-name="TableCell158">
            <text:p text:style-name="P159"><text:s/></text:p>
          </table:table-cell>
          <table:table-cell table:style-name="TableCell160">
            <text:p text:style-name="P161">Which prominent routes are used by the transporters for navigating between the suppliers and the warehouses?</text:p>
          </table:table-cell>
          <table:table-cell table:style-name="TableCell162">
            <text:p text:style-name="P163"><text:span text:style-name="T164">Which type of goods are mostly stored at warehouse without any issues or concerns</text:span>?</text:p>
          </table:table-cell>
          <table:table-cell table:style-name="TableCell165">
            <text:p text:style-name="P166"><text:span text:style-name="T167">Which goods are transported without any issues or concerns by wa</text:span><text:span text:style-name="T168">rehouse to store transporter</text:span>?</text:p>
          </table:table-cell>
          <table:table-cell table:style-name="TableCell169">
            <text:p text:style-name="P170"><text:s/></text:p>
          </table:table-cell>
          <table:table-cell table:style-name="TableCell171">
            <text:p text:style-name="P172"><text:s/></text:p>
          </table:table-cell>
        </table:table-row>
      </table:table>
      <text:p text:style-name="P173"><text:s/></text:p>
      <text:p text:style-name="P17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hul Minda</dc:creator>
    <meta:creation-date>2022-06-04T16:49:00Z</meta:creation-date>
    <dc:date>2022-06-04T17:19:00Z</dc:date>
    <meta:template xlink:href="Normal" xlink:type="simple"/>
    <meta:editing-cycles>11</meta:editing-cycles>
    <meta:editing-duration>PT1560S</meta:editing-duration>
    <meta:document-statistic meta:page-count="2" meta:paragraph-count="4" meta:word-count="343" meta:character-count="2298" meta:row-count="16" meta:non-whitespace-character-count="1959"/>
  </office:meta>
</office:document-meta>
</file>